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e2b3" officeooo:paragraph-rsid="000be2b3"/>
    </style:style>
    <style:style style:name="P2" style:family="paragraph" style:parent-style-name="Standard">
      <style:text-properties officeooo:rsid="000dc5eb" officeooo:paragraph-rsid="000f7425"/>
    </style:style>
    <style:style style:name="T1" style:family="text">
      <style:text-properties officeooo:rsid="000f74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does the paradigm “bottom-up processing” mean?</text:p>
      <text:p text:style-name="P2">In this type of processing perceive the individual parts and organize them into a whole, if possible information available in the stimulus itself. It relies on properties of the stimulus such as patterns of light and dark areas. It is data driven,and construct object hypothesis by linking evidence in image.</text:p>
      <text:p text:style-name="P2"/>
      <text:p text:style-name="P2"/>
      <text:p text:style-name="P2"/>
      <text:p text:style-name="P2"/>
      <text:p text:style-name="P2"><text:span text:style-name="T1">2. State at least three different tasks within the context of automatic</text:span></text:p>
      <text:p text:style-name="P2"><text:span text:style-name="T1">image analysis and briefly explain their goal!</text:span></text:p>
      <text:p text:style-name="P2"/>
      <text:p text:style-name="P2"/>
      <text:p text:style-name="P2"/>
      <text:p text:style-name="P2"/>
      <text:p text:style-name="P2"/>
      <text:p text:style-name="P2"/>
      <text:p text:style-name="P2"/>
      <text:p text:style-name="P2"/>
      <text:p text:style-name="P2"><text:span text:style-name="T1">3. Which problem cannot be solved by a linear perceptron and wh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5:22:51.923598697</meta:creation-date>
    <dc:date>2018-05-07T15:41:59.577334231</dc:date>
    <meta:editing-duration>PT8M57S</meta:editing-duration>
    <meta:editing-cycles>2</meta:editing-cycles>
    <meta:generator>LibreOffice/5.1.6.2$Linux_X86_64 LibreOffice_project/10m0$Build-2</meta:generator>
    <meta:document-statistic meta:table-count="0" meta:image-count="0" meta:object-count="0" meta:page-count="1" meta:paragraph-count="5" meta:word-count="89" meta:character-count="545" meta:non-whitespace-character-count="460"/>
  </office:meta>
</office:document-meta>
</file>